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eufm10" svg:font-family="euf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ource Code Pro" fo:font-size="12pt" fo:font-weight="normal" officeooo:rsid="00125903" officeooo:paragraph-rsid="00125903" style:font-size-asian="12pt" style:font-weight-asian="normal" style:font-size-complex="12pt" style:font-weight-complex="normal"/>
    </style:style>
    <style:style style:name="P2" style:family="paragraph" style:parent-style-name="Standard">
      <style:text-properties style:font-name="Source Code Pro" fo:font-size="12pt" fo:font-weight="normal" officeooo:rsid="00125903" officeooo:paragraph-rsid="00152b39" style:font-size-asian="12pt" style:font-weight-asian="normal" style:font-size-complex="12pt" style:font-weight-complex="normal"/>
    </style:style>
    <style:style style:name="P3" style:family="paragraph" style:parent-style-name="Standard">
      <style:text-properties style:font-name="Source Code Pro" fo:font-size="12pt" fo:font-weight="normal" officeooo:rsid="00125903" officeooo:paragraph-rsid="00125903" fo:background-color="#b2b2b2" style:font-size-asian="12pt" style:font-weight-asian="normal" style:font-size-complex="12pt" style:font-weight-complex="normal"/>
    </style:style>
    <style:style style:name="P4" style:family="paragraph" style:parent-style-name="Standard">
      <style:text-properties style:font-name="Source Code Pro" fo:font-size="12pt" fo:font-weight="normal" officeooo:rsid="00125903" officeooo:paragraph-rsid="00152b39" fo:background-color="#b2b2b2" style:font-size-asian="12pt" style:font-weight-asian="normal" style:font-size-complex="12pt" style:font-weight-complex="normal"/>
    </style:style>
    <style:style style:name="P5" style:family="paragraph" style:parent-style-name="Standard">
      <style:text-properties style:font-name="Source Code Pro" fo:font-size="12pt" fo:font-weight="bold" officeooo:rsid="0014352a" officeooo:paragraph-rsid="0014352a" style:font-size-asian="12pt" style:font-weight-asian="bold" style:font-size-complex="12pt" style:font-weight-complex="bold"/>
    </style:style>
    <style:style style:name="P6" style:family="paragraph" style:parent-style-name="Standard">
      <style:text-properties officeooo:paragraph-rsid="00152b39"/>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style:font-name="Source Code Pro" fo:font-size="12pt" fo:font-weight="normal" style:font-size-asian="12pt" style:font-weight-asian="normal" style:font-size-complex="12pt" style:font-weight-complex="normal"/>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style:font-name="Source Code Pro" fo:font-size="12pt" fo:font-weight="normal" style:font-size-asian="12pt" style:font-weight-asian="normal" style:font-size-complex="12pt" style:font-weight-complex="normal"/>
    </style:style>
    <style:style style:name="P13" style:family="paragraph" style:parent-style-name="Preformatted_20_Text">
      <style:text-properties style:font-name="Source Code Pro" fo:font-size="12pt" fo:font-weight="normal" style:font-size-asian="12pt" style:font-weight-asian="normal" style:font-size-complex="12pt" style:font-weight-complex="normal"/>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paragraph-properties fo:margin-top="0cm" fo:margin-bottom="0.499cm" loext:contextual-spacing="false"/>
      <style:text-properties style:font-name="Source Code Pro" fo:font-size="12pt" fo:font-weight="normal" style:font-size-asian="12pt" style:font-weight-asian="normal" style:font-size-complex="12pt" style:font-weight-complex="normal"/>
    </style:style>
    <style:style style:name="P16" style:family="paragraph" style:parent-style-name="Preformatted_20_Text">
      <style:paragraph-properties fo:margin-top="0cm" fo:margin-bottom="0.499cm" loext:contextual-spacing="false"/>
      <style:text-properties style:font-name="Source Code Pro" fo:font-size="12pt" fo:font-weight="normal" fo:background-color="#eeeeee" style:font-size-asian="12pt" style:font-weight-asian="normal" style:font-size-complex="12pt" style:font-weight-complex="normal"/>
    </style:style>
    <style:style style:name="P17" style:family="paragraph" style:parent-style-name="Heading_20_1">
      <style:text-properties style:font-name="DejaVu Sans Mono" officeooo:rsid="00125903" officeooo:paragraph-rsid="00125903"/>
    </style:style>
    <style:style style:name="P18" style:family="paragraph" style:parent-style-name="Heading_20_2">
      <style:text-properties style:font-name="Source Code Pro"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DejaVu Sans Mono" fo:font-size="12pt" fo:font-weight="normal" style:font-size-asian="12pt" style:font-weight-asian="normal" style:font-size-complex="12pt" style:font-weight-complex="normal"/>
    </style:style>
    <style:style style:name="T5" style:family="text">
      <style:text-properties style:font-name="Source Code Pro" fo:font-size="12pt" fo:font-weight="normal" style:font-size-asian="12pt" style:font-weight-asian="normal" style:font-size-complex="12pt" style:font-weight-complex="normal"/>
    </style:style>
    <style:style style:name="T6" style:family="text">
      <style:text-properties style:font-name="Source Code Pro" fo:font-size="12pt" fo:font-weight="normal" officeooo:rsid="00152b39" style:font-size-asian="12pt" style:font-weight-asian="normal" style:font-size-complex="12pt" style:font-weight-complex="normal"/>
    </style:style>
    <style:style style:name="T7" style:family="text">
      <style:text-properties style:font-name="Source Code Pro" fo:font-size="12pt" fo:font-weight="bold" style:font-size-asian="12pt" style:font-weight-asian="bold" style:font-size-complex="12pt" style:font-weight-complex="bold"/>
    </style:style>
    <style:style style:name="T8" style:family="text">
      <style:text-properties officeooo:rsid="0014352a"/>
    </style:style>
    <style:style style:name="T9" style:family="text">
      <style:text-properties officeooo:rsid="00152b3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nux User and Password:</text:p>
      <text:p text:style-name="P5"/>
      <text:h text:style-name="Heading_20_2" text:outline-level="2"><text:span text:style-name="T7">What Is the "/etc/passwd" File?</text:span></text:h>
      <text:p text:style-name="P2">User and password related info in linux is stored in</text:p>
      <text:p text:style-name="P4">/etc/passwd</text:p>
      <text:p text:style-name="P2"/>
      <text:p text:style-name="P2"><text:span text:style-name="T8">T</text:span>ypical line in this file is like</text:p>
      <text:p text:style-name="P4">aditya:x:1000:1000:Aditya,,,:/home/aditya:/usr/bin/zsh</text:p>
      <text:p text:style-name="P6"><text:span text:style-name="Strong_20_Emphasis"><text:span text:style-name="T5"/></text:span></text:p>
      <text:p text:style-name="P9">At one time, this file stored the hashed passwords of every user on the system. However, this responsibility has been moved to a separate file for security reasons.</text:p>
      <text:p text:style-name="P14"><text:span text:style-name="T6">more</text:span><text:span text:style-name="T5"> /etc/passwd</text:span></text:p>
      <text:p text:style-name="P13">root:x:0:0:root:/root:/usr/bin/zsh/</text:p>
      <text:p text:style-name="P13">daemon:x:1:1:daemon:/usr/sbin:/usr/sbin/nologin</text:p>
      <text:p text:style-name="P13">bin:x:2:2:bin:/bin:/usr/sbin/nologin</text:p>
      <text:p text:style-name="P13">sys:x:3:3:sys:/dev:/usr/sbin/nologin</text:p>
      <text:p text:style-name="P13">sync:x:4:65534:sync:/bin:/bin/sync</text:p>
      <text:p text:style-name="P13">.</text:p>
      <text:p text:style-name="P13">.</text:p>
      <text:p text:style-name="P13">.</text:p>
      <text:p text:style-name="P13">aditya:x:1000:1000:Aditya,,,:/home/aditya:/usr/bin/zsh</text:p>
      <text:p text:style-name="P15">. . . <text:span text:style-name="T9">more</text:span></text:p>
      <text:p text:style-name="P9"><text:span text:style-name="T9">T</text:span>his file is accessible by unprivileged users.</text:p>
      <text:p text:style-name="P9">Everyone on the system has read privileges to this file. This is why password information was moved out of this file.</text:p>
      <text:p text:style-name="P9">Let's look at the format of the file.</text:p>
      <text:h text:style-name="Heading_20_3" text:outline-level="3"><text:span text:style-name="Strong_20_Emphasis"><text:span text:style-name="T5">How To Read the "/etc/passwd" File</text:span></text:span></text:h>
      <text:p text:style-name="P9">Each line in the file contains the login information of a single user on the system. Some of these users might be created for use by daemons and background services.</text:p>
      <text:p text:style-name="P9">Take a look at a single line to see what information it contains:</text:p>
      <text:p text:style-name="P15">root:x:0:0:root:/root:/bin/bash</text:p>
      <text:p text:style-name="P9">The fields of information are separated by a colon (:) character. There are seven fields on each line in a typical Linux "/etc/passwd" file:</text:p>
      <text:list xml:id="list3594551351" text:style-name="L1">
        <text:list-item>
          <text:p text:style-name="P10"><text:span text:style-name="Strong_20_Emphasis"><text:span text:style-name="T5">root</text:span></text:span><text:span text:style-name="T5">: Account username. </text:span></text:p>
        </text:list-item>
        <text:list-item>
          <text:p text:style-name="P10"><text:soft-page-break/><text:span text:style-name="Strong_20_Emphasis"><text:span text:style-name="T5">x</text:span></text:span><text:span text:style-name="T5">: Placeholder for password information. The password is obtained from the "/etc/shadow" file. </text:span></text:p>
        </text:list-item>
        <text:list-item>
          <text:p text:style-name="P10"><text:span text:style-name="Strong_20_Emphasis"><text:span text:style-name="T5">0</text:span></text:span><text:span text:style-name="T5">: User ID. Each user has a unique ID that identifies them on the system. The root user is always referenced by user ID 0. </text:span></text:p>
        </text:list-item>
        <text:list-item>
          <text:p text:style-name="P10"><text:span text:style-name="Strong_20_Emphasis"><text:span text:style-name="T5">0</text:span></text:span><text:span text:style-name="T5">: Group ID. Each group has a unique group ID. Each user has a "primary" group that is used as the group by default. Again, the root group's ID is always 0. </text:span></text:p>
        </text:list-item>
        <text:list-item>
          <text:p text:style-name="P10"><text:span text:style-name="Strong_20_Emphasis"><text:span text:style-name="T5">root</text:span></text:span><text:span text:style-name="T5">: Comment field. This field can be used to describe the user or user's function. This can be anything from contact information for the user, to descriptions of the service the account was made for. </text:span></text:p>
        </text:list-item>
        <text:list-item>
          <text:p text:style-name="P10"><text:span text:style-name="Strong_20_Emphasis"><text:span text:style-name="T5">/root</text:span></text:span><text:span text:style-name="T5">: Home directory. For regular users, this would usually be "/home/username". For root, this is "/root". </text:span></text:p>
        </text:list-item>
        <text:list-item>
          <text:p text:style-name="P7"><text:span text:style-name="Strong_20_Emphasis"><text:span text:style-name="T5">/bin/bash</text:span></text:span><text:span text:style-name="T5">: User shell. This field contains the shell that will be spawned or the command that will be run when the user logs in. </text:span></text:p>
        </text:list-item>
      </text:list>
      <text:p text:style-name="Text_20_body"><text:span text:style-name="T5">As you add user accounts using commands like "</text:span><text:span text:style-name="Strong_20_Emphasis"><text:span text:style-name="T5">adduser</text:span></text:span><text:span text:style-name="T5">" and "</text:span><text:span text:style-name="Strong_20_Emphasis"><text:span text:style-name="T5">useradd</text:span></text:span><text:span text:style-name="T5">", or as you install more services, this file will grow. New username information will be added to the bottom of this file.</text:span></text:p>
      <text:p text:style-name="P9">In most cases, you should not have to edit this file by hand. There are tools that manipulate this file and ensure that the proper syntax is maintained.</text:p>
      <text:h text:style-name="P18" text:outline-level="2">What Is the "/etc/shadow" File?</text:h>
      <text:p text:style-name="Text_20_body"><text:span text:style-name="T5">The actual password data is stored in a file called "</text:span><text:span text:style-name="Strong_20_Emphasis"><text:span text:style-name="T5">/etc/shadow</text:span></text:span><text:span text:style-name="T5">".</text:span></text:p>
      <text:p text:style-name="P9">This doesn't actually contain passwords in plain text. Instead, it uses a key derivation function to create a hash. This is what it stores in the file.</text:p>
      <text:p text:style-name="P9">A key derivation function is basically an algorithm that will always create a certain hash when given the same input. The same algorithm is run on the password that is given during authentication and this value is compared to the value in this file.</text:p>
      <text:p text:style-name="P9">Note that this file, unlike the "/etc/passwd" file, is not readable by unprivileged users.</text:p>
      <text:p text:style-name="P9">The root user has read and write permissions, and the "shadow" group, which contains users needed for authentication, has read permissions.</text:p>
      <text:h text:style-name="Heading_20_3" text:outline-level="3"><text:soft-page-break/><text:span text:style-name="Strong_20_Emphasis"><text:span text:style-name="T5">How To Read the "/etc/shadow" File</text:span></text:span></text:h>
      <text:p text:style-name="P9">Open the "/etc/shadow" file by typing:</text:p>
      <text:p text:style-name="P15">sudo less /etc/shadow</text:p>
      <text:p text:style-name="P13">root:$6$mJD3Rsj4$xUa7jru6EEGTXnhwTfTT26/j8M5XiQvUl6UH32cfAWT/6W9iSI5IuIw5OOw4khwrsOHPyMwfCLyayfYiVdhAq0:15952:0:99999:7:::</text:p>
      <text:p text:style-name="P13">daemon:*:15455:0:99999:7:::</text:p>
      <text:p text:style-name="P13">bin:*:15455:0:99999:7:::</text:p>
      <text:p text:style-name="P13">sys:*:15455:0:99999:7:::</text:p>
      <text:p text:style-name="P13">sync:*:15455:0:99999:7:::</text:p>
      <text:p text:style-name="P13">games:*:15455:0:99999:7:::</text:p>
      <text:p text:style-name="P13">man:*:15455:0:99999:7:::</text:p>
      <text:p text:style-name="P15">. . .</text:p>
      <text:p text:style-name="P9">Like the "/etc/passwd" file, each line defines a user's information and each field is delimited by a colon (:) character.</text:p>
      <text:p text:style-name="Text_20_body"><text:span text:style-name="Strong_20_Emphasis"><text:span text:style-name="T5">Note:</text:span></text:span><text:span text:style-name="T5"> The asterisk (*) value in the second field on some of the above lines means that the account cannot log in. This is mainly used for services and is intended behavior.</text:span></text:p>
      <text:p text:style-name="P9">Let's take a look at a single line again:</text:p>
      <text:p text:style-name="P15">daemon:*:15455:0:99999:7:::</text:p>
      <text:p text:style-name="P9">These are fields defined in the "/etc/shadow" file:</text:p>
      <text:list xml:id="list2605838784" text:style-name="L2">
        <text:list-item>
          <text:p text:style-name="P11"><text:span text:style-name="Strong_20_Emphasis"><text:span text:style-name="T5">daemon</text:span></text:span><text:span text:style-name="T5">: Account username. </text:span></text:p>
        </text:list-item>
        <text:list-item>
          <text:p text:style-name="P11"><text:span text:style-name="Strong_20_Emphasis"><text:span text:style-name="T5">*</text:span></text:span><text:span text:style-name="T5">: Salt and hashed password. You can see what this looks like with the root entry above. As noted above, the asterisk signifies that this account cannot be used to log in. </text:span></text:p>
        </text:list-item>
        <text:list-item>
          <text:p text:style-name="P11"><text:span text:style-name="Strong_20_Emphasis"><text:span text:style-name="T5">15455</text:span></text:span><text:span text:style-name="T5">: Last password change. This value is measured in days from the Unix "epoch", which is January 1, 1970. </text:span></text:p>
        </text:list-item>
        <text:list-item>
          <text:p text:style-name="P11"><text:span text:style-name="Strong_20_Emphasis"><text:span text:style-name="T5">0</text:span></text:span><text:span text:style-name="T5">: Days until password change permitted. 0 in this field means there are no restrictions. </text:span></text:p>
        </text:list-item>
        <text:list-item>
          <text:p text:style-name="P11"><text:span text:style-name="Strong_20_Emphasis"><text:span text:style-name="T5">99999</text:span></text:span><text:span text:style-name="T5">: Days until password change required. 99999 means that there is no limit to how long the current password is valid. </text:span></text:p>
        </text:list-item>
        <text:list-item>
          <text:p text:style-name="P11"><text:span text:style-name="Strong_20_Emphasis"><text:span text:style-name="T5">7</text:span></text:span><text:span text:style-name="T5">: Days of warning prior to expiration. If there is a password change requirement, this will warn the user to change their password this many days in advance. </text:span></text:p>
        </text:list-item>
        <text:list-item>
          <text:p text:style-name="P8"><text:span text:style-name="Strong_20_Emphasis"><text:span text:style-name="T5">[blank]</text:span></text:span><text:span text:style-name="T5">The last three fields are used to denote days before the account is made inactive, days since the Epoch when the account expires. The last field is unused. </text:span></text:p>
        </text:list-item>
      </text:list>
      <text:h text:style-name="P18" text:outline-level="2"><text:soft-page-break/>How Do You Change Passwords?</text:h>
      <text:p text:style-name="P9">Users' passwords can be modified by issuing the "passwd" command.</text:p>
      <text:p text:style-name="P9">By default, this command changes the current user's password and does not require special permissions.</text:p>
      <text:p text:style-name="P15">passwd</text:p>
      <text:p text:style-name="P9">If you would like to change another user's password, you will need administrative privileges. The following syntax can be used:</text:p>
      <text:p text:style-name="P15">sudo passwd username</text:p>
      <text:p text:style-name="P9">You will be prompted for your password for the "sudo" command, and then you will be told to enter and confirm the new password you would like to use.</text:p>
      <text:p text:style-name="P9">If you compare the hashed value in the "/etc/shadow" file, you will see that it changes after you issue the passwd command.</text:p>
      <text:h text:style-name="P18" text:outline-level="2">How Do You Create New Users?</text:h>
      <text:p text:style-name="P9">Users can be created using a few different commands.</text:p>
      <text:p text:style-name="Text_20_body"><text:span text:style-name="T5">The easiest method is probably with the "</text:span><text:span text:style-name="Strong_20_Emphasis"><text:span text:style-name="T5">adduser</text:span></text:span><text:span text:style-name="T5">" command, which we will cover here. On Ubuntu systems, this is linked to a perl script that handles appropriate user creation.</text:span></text:p>
      <text:p text:style-name="P9">You can call it like so:</text:p>
      <text:p text:style-name="P15">adduser demo</text:p>
      <text:p text:style-name="P13">Adding user `demo' ...</text:p>
      <text:p text:style-name="P13">Adding new group `demo' (1000) ...</text:p>
      <text:p text:style-name="P13">Adding new user `demo' (1000) with group `demo' ...</text:p>
      <text:p text:style-name="P13">Creating home directory `/home/demo' ...</text:p>
      <text:p text:style-name="P13">Copying files from `/etc/skel' ...</text:p>
      <text:p text:style-name="P13">Enter new UNIX password: </text:p>
      <text:p text:style-name="P13">Retype new UNIX password: </text:p>
      <text:p text:style-name="P13">passwd: password updated successfully</text:p>
      <text:p text:style-name="P13">Changing the user information for demo</text:p>
      <text:p text:style-name="P13">Enter the new value, or press ENTER for the default</text:p>
      <text:p text:style-name="P13"><text:s text:c="8"/>Full Name []: test</text:p>
      <text:p text:style-name="P13"><text:s text:c="8"/>Room Number []: room</text:p>
      <text:p text:style-name="P13"><text:s text:c="8"/>Work Phone []: work phone</text:p>
      <text:p text:style-name="P13"><text:s text:c="8"/>Home Phone []: home phone</text:p>
      <text:p text:style-name="P13"><text:s text:c="8"/>Other []: other</text:p>
      <text:p text:style-name="P15">Is the information correct? [Y/n]</text:p>
      <text:p text:style-name="P9"><text:soft-page-break/>You will be asked a series of questions that will help fill in the information in the "/etc/passwd" file and the "/etc/shadow" file.</text:p>
      <text:p text:style-name="P9">We can see what entry it added to the "/etc/passwd" file by entering:</text:p>
      <text:p text:style-name="P15">tail -1 /etc/passwd</text:p>
      <text:p text:style-name="P15">demo:x:1000:1000:test,room,work phoneme phone,other:/home/demo:/bin/bash</text:p>
      <text:p text:style-name="P9">You can see that this takes great advantage of the comments field. The other fields are filled in as expected.</text:p>
      <text:p text:style-name="P9">We can run a similar command to see the modifications made to the "/etc/shadow" file:</text:p>
      <text:p text:style-name="P16">sudo tail -1 /etc/shadow</text:p>
      <text:p text:style-name="P15">demo:$6$XvPCmWr4$HXWmaGSeU5SrKwK2ouAjc68SxbJgUQkQ.Fco9eTOex8232S7weBfr/CMHQkullQRLyJtCAD6rw5TVOXk39NAo/:15952:0:9999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eufm10" svg:font-family="euf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2:33:20.557974854</meta:creation-date>
    <dc:date>2018-02-22T13:10:37.762804556</dc:date>
    <meta:editing-duration>PT6M5S</meta:editing-duration>
    <meta:editing-cycles>2</meta:editing-cycles>
    <meta:generator>LibreOffice/6.0.1.1$Linux_X86_64 LibreOffice_project/00m0$Build-1</meta:generator>
    <meta:document-statistic meta:table-count="0" meta:image-count="0" meta:object-count="0" meta:page-count="5" meta:paragraph-count="101" meta:word-count="1089" meta:character-count="6911" meta:non-whitespace-character-count="5881"/>
  </office:meta>
</office:document-meta>
</file>